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draw:fill="none" draw:stroke="solid" svg:stroke-width="0.01389in" svg:stroke-color="#000000" svg:stroke-opacity="100%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fff0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ffff0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0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fffff0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fffff0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fff0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Y헤드라인M" style:font-family-asian="HY헤드라인M" style:font-family-generic="roman" style:font-family-generic-asian="roman" style:font-pitch="variable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solid" draw:fill-color="#fffff0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solid" svg:stroke-width="0.04167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5in" style:font-size-asian="0.5in" style:font-size-complex="0.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776" draw:master-page-name="Master1-Layout1-title-제목-슬라이드" presentation:presentation-page-layout-name="Master1-PPL1" draw:id="Slide-256">
        <draw:g draw:name="그룹 12" draw:id="id69">
          <svg:title/>
          <svg:desc/>
          <draw:custom-shape svg:x="1.73404in" svg:y="2.02128in" svg:width="1.23404in" svg:height="1.23404in" draw:id="id75" draw:style-name="a798" draw:name="직사각형 3">
            <svg:title/>
            <svg:desc/>
            <text:p text:style-name="a797" text:class-names="" text:cond-style-name=""><text:span text:style-name="a795" text:class-names="">10</text:span><text:span text:style-name="a7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6809in" svg:y="2.02128in" svg:width="1.23404in" svg:height="1.23404in" draw:id="id76" draw:style-name="a803" draw:name="직사각형 4">
            <svg:title/>
            <svg:desc/>
            <text:p text:style-name="a802" text:class-names="" text:cond-style-name=""><text:span text:style-name="a799" text:class-names="">2</text:span><text:span text:style-name="a800" text:class-names="">0</text:span><text:span text:style-name="a8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20213in" svg:y="2.02128in" svg:width="1.23404in" svg:height="1.23404in" draw:id="id77" draw:style-name="a808" draw:name="직사각형 5">
            <svg:title/>
            <svg:desc/>
            <text:p text:style-name="a807" text:class-names="" text:cond-style-name=""><text:span text:style-name="a804" text:class-names="">3</text:span><text:span text:style-name="a805" text:class-names="">0</text:span><text:span text:style-name="a8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43617in" svg:y="2.02128in" svg:width="1.23404in" svg:height="1.23404in" draw:id="id78" draw:style-name="a813" draw:name="직사각형 6">
            <svg:title/>
            <svg:desc/>
            <text:p text:style-name="a812" text:class-names="" text:cond-style-name=""><text:span text:style-name="a809" text:class-names="">4</text:span><text:span text:style-name="a810" text:class-names="">0</text:span><text:span text:style-name="a81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66312in" svg:y="2.02128in" svg:width="1.23404in" svg:height="1.23404in" draw:id="id79" draw:style-name="a817" draw:name="직사각형 7">
            <svg:title/>
            <svg:desc/>
            <text:p text:style-name="a816" text:class-names="" text:cond-style-name=""><text:span text:style-name="a814" text:class-names="">50</text:span><text:span text:style-name="a8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9716in" svg:y="2.02127in" svg:width="1.23404in" svg:height="1.23404in" draw:id="id80" draw:style-name="a820" draw:name="직사각형 8">
            <svg:title/>
            <svg:desc/>
            <text:p text:style-name="a819" text:class-names="" text:cond-style-name=""><text:span text:style-name="a8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1312in" svg:y="2.02128in" svg:width="1.23404in" svg:height="1.23404in" draw:id="id81" draw:style-name="a823" draw:name="직사각형 9">
            <svg:title/>
            <svg:desc/>
            <text:p text:style-name="a822" text:class-names="" text:cond-style-name=""><text:span text:style-name="a8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36525in" svg:y="2.02127in" svg:width="1.23404in" svg:height="1.23404in" draw:id="id82" draw:style-name="a826" draw:name="직사각형 10">
            <svg:title/>
            <svg:desc/>
            <text:p text:style-name="a825" text:class-names="" text:cond-style-name=""><text:span text:style-name="a8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70" draw:style-name="a780" draw:name="TextBox 11" svg:x="2.35106in" svg:y="3.38847in" svg:width="8.79787in" svg:height="0.40391in">
          <draw:text-box>
            <text:p text:style-name="a779" text:class-names="" text:cond-style-name=""><text:span text:style-name="a777" text:class-names="">Size : 5 / Capacity : 8</text:span><text:span text:style-name="a778" text:class-names=""/></text:p>
          </draw:text-box>
          <svg:title/>
          <svg:desc/>
        </draw:frame>
        <draw:custom-shape svg:width="0.37234in" svg:height="0.32098in" draw:id="id71" draw:style-name="a783" draw:transform="translate(-0.18617in -0.16049in) rotate(-3.14159) translate(7.88653in 1.82612in)" draw:name="이등변 삼각형 13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37234in" svg:height="0.32098in" draw:id="id72" draw:style-name="a786" draw:transform="translate(-0.18617in -0.16049in) rotate(-3.14159) translate(11.59929in 1.82338in)" draw:name="이등변 삼각형 14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73" draw:style-name="a790" draw:name="TextBox 15" svg:x="7.49291in" svg:y="1.19515in" svg:width="0.78723in" svg:height="0.40391in">
          <draw:text-box>
            <text:p text:style-name="a789" text:class-names="" text:cond-style-name=""><text:span text:style-name="a787" text:class-names="">Size</text:span><text:span text:style-name="a788" text:class-names=""/></text:p>
          </draw:text-box>
          <svg:title/>
          <svg:desc/>
        </draw:frame>
        <draw:frame draw:id="id74" draw:style-name="a794" draw:name="TextBox 17" svg:x="10.76241in" svg:y="1.19515in" svg:width="1.67376in" svg:height="0.40391in">
          <draw:text-box>
            <text:p text:style-name="a793" text:class-names="" text:cond-style-name=""><text:span text:style-name="a791" text:class-names="">Capacity</text:span><text:span text:style-name="a792" text:class-names=""/></text:p>
          </draw:text-box>
          <svg:title/>
          <svg:desc/>
        </draw:frame>
      </draw:page>
      <draw:page draw:name="Slide2" draw:style-name="a827" draw:master-page-name="Master1-Layout1-title-제목-슬라이드" presentation:presentation-page-layout-name="Master1-PPL1" draw:id="Slide-257">
        <draw:custom-shape svg:x="0.3617in" svg:y="0.3156in" svg:width="1.23404in" svg:height="1.23404in" draw:id="id83" draw:style-name="a831" draw:name="직사각형 3">
          <svg:title/>
          <svg:desc/>
          <text:p text:style-name="a830" text:class-names="" text:cond-style-name=""><text:span text:style-name="a828" text:class-names="">10</text:span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835" draw:name="TextBox 11" svg:x="10.28014in" svg:y="0.73067in" svg:width="2.8156in" svg:height="0.40391in">
          <draw:text-box>
            <text:p text:style-name="a834" text:class-names="" text:cond-style-name=""><text:span text:style-name="a832" text:class-names="">Size : 1 / Capacity : 1</text:span><text:span text:style-name="a833" text:class-names=""/></text:p>
          </draw:text-box>
          <svg:title/>
          <svg:desc/>
        </draw:frame>
        <draw:g draw:name="그룹 31" draw:id="id85">
          <svg:title/>
          <svg:desc/>
          <draw:custom-shape svg:x="0.36525in" svg:y="1.75176in" svg:width="1.23404in" svg:height="1.23404in" draw:id="id109" draw:style-name="a923" draw:name="직사각형 1">
            <svg:title/>
            <svg:desc/>
            <text:p text:style-name="a922" text:class-names="" text:cond-style-name=""><text:span text:style-name="a920" text:class-names="">10</text:span><text:span text:style-name="a9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9929in" svg:y="1.75176in" svg:width="1.23404in" svg:height="1.23404in" draw:id="id110" draw:style-name="a927" draw:name="직사각형 2">
            <svg:title/>
            <svg:desc/>
            <text:p text:style-name="a926" text:class-names="" text:cond-style-name=""><text:span text:style-name="a924" text:class-names="">20</text:span><text:span text:style-name="a9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86" draw:style-name="a839" draw:name="TextBox 18" svg:x="10.28014in" svg:y="2.16683in" svg:width="2.8156in" svg:height="0.40391in">
          <draw:text-box>
            <text:p text:style-name="a838" text:class-names="" text:cond-style-name=""><text:span text:style-name="a836" text:class-names="">Size : 2 / Capacity : 2</text:span><text:span text:style-name="a837" text:class-names=""/></text:p>
          </draw:text-box>
          <svg:title/>
          <svg:desc/>
        </draw:frame>
        <draw:g draw:name="그룹 32" draw:id="id87">
          <svg:title/>
          <svg:desc/>
          <draw:custom-shape svg:x="0.3617in" svg:y="3.18792in" svg:width="1.23404in" svg:height="1.23404in" draw:id="id105" draw:style-name="a906" draw:name="직사각형 21">
            <svg:title/>
            <svg:desc/>
            <text:p text:style-name="a905" text:class-names="" text:cond-style-name=""><text:span text:style-name="a903" text:class-names="">10</text:span><text:span text:style-name="a9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9574in" svg:y="3.18792in" svg:width="1.23404in" svg:height="1.23404in" draw:id="id106" draw:style-name="a911" draw:name="직사각형 22">
            <svg:title/>
            <svg:desc/>
            <text:p text:style-name="a910" text:class-names="" text:cond-style-name=""><text:span text:style-name="a907" text:class-names="">2</text:span><text:span text:style-name="a908" text:class-names="">0</text:span><text:span text:style-name="a90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2978in" svg:y="3.18792in" svg:width="1.23404in" svg:height="1.23404in" draw:id="id107" draw:style-name="a916" draw:name="직사각형 23">
            <svg:title/>
            <svg:desc/>
            <text:p text:style-name="a915" text:class-names="" text:cond-style-name=""><text:span text:style-name="a912" text:class-names="">3</text:span><text:span text:style-name="a913" text:class-names="">0</text:span><text:span text:style-name="a91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06383in" svg:y="3.18792in" svg:width="1.23404in" svg:height="1.23404in" draw:id="id108" draw:style-name="a919" draw:name="직사각형 24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88" draw:style-name="a843" draw:name="TextBox 29" svg:x="10.28014in" svg:y="3.60299in" svg:width="2.8156in" svg:height="0.40391in">
          <draw:text-box>
            <text:p text:style-name="a842" text:class-names="" text:cond-style-name=""><text:span text:style-name="a840" text:class-names="">Size : 3 / Capacity : 4</text:span><text:span text:style-name="a841" text:class-names=""/></text:p>
          </draw:text-box>
          <svg:title/>
          <svg:desc/>
        </draw:frame>
        <draw:g draw:name="그룹 33" draw:id="id89">
          <svg:title/>
          <svg:desc/>
          <draw:custom-shape svg:x="0.36525in" svg:y="4.62408in" svg:width="1.23404in" svg:height="1.23404in" draw:id="id101" draw:style-name="a887" draw:name="직사각형 34">
            <svg:title/>
            <svg:desc/>
            <text:p text:style-name="a886" text:class-names="" text:cond-style-name=""><text:span text:style-name="a884" text:class-names="">10</text:span><text:span text:style-name="a8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9929in" svg:y="4.62408in" svg:width="1.23404in" svg:height="1.23404in" draw:id="id102" draw:style-name="a892" draw:name="직사각형 35">
            <svg:title/>
            <svg:desc/>
            <text:p text:style-name="a891" text:class-names="" text:cond-style-name=""><text:span text:style-name="a888" text:class-names="">2</text:span><text:span text:style-name="a889" text:class-names="">0</text:span><text:span text:style-name="a89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3333in" svg:y="4.62408in" svg:width="1.23404in" svg:height="1.23404in" draw:id="id103" draw:style-name="a897" draw:name="직사각형 36">
            <svg:title/>
            <svg:desc/>
            <text:p text:style-name="a896" text:class-names="" text:cond-style-name=""><text:span text:style-name="a893" text:class-names="">3</text:span><text:span text:style-name="a894" text:class-names="">0</text:span><text:span text:style-name="a8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06738in" svg:y="4.62408in" svg:width="1.23404in" svg:height="1.23404in" draw:id="id104" draw:style-name="a902" draw:name="직사각형 37">
            <svg:title/>
            <svg:desc/>
            <text:p text:style-name="a901" text:class-names="" text:cond-style-name=""><text:span text:style-name="a898" text:class-names="">4</text:span><text:span text:style-name="a899" text:class-names="">0</text:span><text:span text:style-name="a9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0" draw:style-name="a847" draw:name="TextBox 42" svg:x="10.31205in" svg:y="5.03915in" svg:width="2.8156in" svg:height="0.40391in">
          <draw:text-box>
            <text:p text:style-name="a846" text:class-names="" text:cond-style-name=""><text:span text:style-name="a844" text:class-names="">Size : 4 / Capacity : 4</text:span><text:span text:style-name="a845" text:class-names=""/></text:p>
          </draw:text-box>
          <svg:title/>
          <svg:desc/>
        </draw:frame>
        <draw:g draw:name="그룹 43" draw:id="id91">
          <svg:title/>
          <svg:desc/>
          <draw:custom-shape svg:x="0.3617in" svg:y="6.06024in" svg:width="1.23404in" svg:height="1.23404in" draw:id="id93" draw:style-name="a855" draw:name="직사각형 44">
            <svg:title/>
            <svg:desc/>
            <text:p text:style-name="a854" text:class-names="" text:cond-style-name=""><text:span text:style-name="a852" text:class-names="">10</text:span><text:span text:style-name="a8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9574in" svg:y="6.06024in" svg:width="1.23404in" svg:height="1.23404in" draw:id="id94" draw:style-name="a860" draw:name="직사각형 45">
            <svg:title/>
            <svg:desc/>
            <text:p text:style-name="a859" text:class-names="" text:cond-style-name=""><text:span text:style-name="a856" text:class-names="">2</text:span><text:span text:style-name="a857" text:class-names="">0</text:span><text:span text:style-name="a85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82978in" svg:y="6.06024in" svg:width="1.23404in" svg:height="1.23404in" draw:id="id95" draw:style-name="a865" draw:name="직사각형 46">
            <svg:title/>
            <svg:desc/>
            <text:p text:style-name="a864" text:class-names="" text:cond-style-name=""><text:span text:style-name="a861" text:class-names="">3</text:span><text:span text:style-name="a862" text:class-names="">0</text:span><text:span text:style-name="a8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06383in" svg:y="6.06024in" svg:width="1.23404in" svg:height="1.23404in" draw:id="id96" draw:style-name="a870" draw:name="직사각형 47">
            <svg:title/>
            <svg:desc/>
            <text:p text:style-name="a869" text:class-names="" text:cond-style-name=""><text:span text:style-name="a866" text:class-names="">4</text:span><text:span text:style-name="a867" text:class-names="">0</text:span><text:span text:style-name="a8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29077in" svg:y="6.06024in" svg:width="1.23404in" svg:height="1.23404in" draw:id="id97" draw:style-name="a874" draw:name="직사각형 48">
            <svg:title/>
            <svg:desc/>
            <text:p text:style-name="a873" text:class-names="" text:cond-style-name=""><text:span text:style-name="a871" text:class-names="">50</text:span><text:span text:style-name="a8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52482in" svg:y="6.06024in" svg:width="1.23404in" svg:height="1.23404in" draw:id="id98" draw:style-name="a877" draw:name="직사각형 49">
            <svg:title/>
            <svg:desc/>
            <text:p text:style-name="a876" text:class-names="" text:cond-style-name=""><text:span text:style-name="a8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75886in" svg:y="6.06024in" svg:width="1.23404in" svg:height="1.23404in" draw:id="id99" draw:style-name="a880" draw:name="직사각형 50">
            <svg:title/>
            <svg:desc/>
            <text:p text:style-name="a879" text:class-names="" text:cond-style-name=""><text:span text:style-name="a8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9929in" svg:y="6.06024in" svg:width="1.23404in" svg:height="1.23404in" draw:id="id100" draw:style-name="a883" draw:name="직사각형 51">
            <svg:title/>
            <svg:desc/>
            <text:p text:style-name="a882" text:class-names="" text:cond-style-name=""><text:span text:style-name="a8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92" draw:style-name="a851" draw:name="TextBox 52" svg:x="10.31205in" svg:y="6.47531in" svg:width="2.8156in" svg:height="0.40391in">
          <draw:text-box>
            <text:p text:style-name="a850" text:class-names="" text:cond-style-name=""><text:span text:style-name="a848" text:class-names="">Size : 3 / Capacity : 8</text:span><text:span text:style-name="a849" text:class-names=""/></text:p>
          </draw:text-box>
          <svg:title/>
          <svg:desc/>
        </draw:frame>
        <presentation:notes draw:style-name="a933">
          <draw:page-thumbnail draw:page-number="2" svg:x="0.75in" svg:y="1.25in" svg:width="6in" svg:height="3.375in" presentation:class="page" draw:id="id111" presentation:style-name="a928" draw:name="슬라이드 이미지 개체 틀 1">
            <svg:title/>
            <svg:desc/>
          </draw:page-thumbnail>
          <draw:frame draw:id="id112" presentation:style-name="a929" draw:name="슬라이드 노트 개체 틀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932" draw:name="슬라이드 번호 개체 틀 3" svg:x="4.24826in" svg:y="9.49826in" svg:width="3.25in" svg:height="0.50174in">
            <draw:text-box>
              <text:p text:style-name="a931" text:class-names="" text:cond-style-name=""><text:span text:style-name="a9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934" draw:master-page-name="Master1-Layout2-obj-제목-및-내용" presentation:presentation-page-layout-name="Master1-PPL2" draw:id="Slide-258">
        <draw:frame draw:id="id114" presentation:style-name="a935" draw:name="제목 1" svg:x="0.91667in" svg:y="0.39931in" svg:width="11.5in" svg:height="1.44965in" presentation:class="title" presentation:placeholder="true">
          <draw:text-box/>
          <svg:title/>
          <svg:desc/>
        </draw:frame>
        <draw:frame draw:id="id115" presentation:style-name="a936" draw:name="내용 개체 틀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제목 슬라이드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제목 및 내용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구역 머리글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콘텐츠 2개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비교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제목만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빈 화면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캡션 있는 콘텐츠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캡션 있는 그림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제목 및 세로 텍스트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세로 제목 및 텍스트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44444in" style:font-size-asian="0.44444in" style:font-size-complex="0.44444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2222in" style:font-size-asian="0.22222in" style:font-size-complex="0.22222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8889in" style:font-size-asian="0.38889in" style:font-size-complex="0.38889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61111in" style:font-size-asian="0.61111in" style:font-size-complex="0.61111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33333in" style:font-size-asian="0.33333in" style:font-size-complex="0.3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7778in" style:font-size-asian="0.27778in" style:font-size-complex="0.27778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83333in" style:font-size-asian="0.83333in" style:font-size-complex="0.83333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25in" style:font-size-asian="0.25in" style:font-size-complex="0.25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맑은 고딕" style:font-family-asian="맑은 고딕" style:font-family-generic-asian="swiss" style:font-pitch-asian="variable" fo:font-size="0.16667in" style:font-size-asian="0.16667in" style:font-size-complex="0.16667in" fo:letter-spacing="0in" fo:language="en" style:language-asian="ko" fo:country="US" style:country-asian="K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9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7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4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8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9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테마" style:page-layout-name="pageLayout1" draw:style-name="a0">
      <draw:frame draw:id="id0" presentation:style-name="a4" draw:name="제목 개체 틀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마스터 제목 스타일 편집</text:span><text:span text:style-name="a2" text:class-names=""/></text:p>
        </draw:text-box>
        <svg:title/>
        <svg:desc/>
      </draw:frame>
      <draw:frame draw:id="id1" presentation:style-name="a21" draw:name="텍스트 개체 틀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마스터 텍스트 스타일을 편집하려면 클릭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두 번째 수준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다섯 번째 수준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날짜 개체 틀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바닥글 개체 틀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슬라이드 번호 개체 틀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머리글 개체 틀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날짜 개체 틀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슬라이드 이미지 개체 틀 3">
          <svg:title/>
          <svg:desc/>
        </draw:page-thumbnail>
        <draw:frame draw:id="id8" presentation:style-name="a58" draw:name="슬라이드 노트 개체 틀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마스터 텍스트 스타일을 편집하려면 클릭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두 번째 수준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다섯 번째 수준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바닥글 개체 틀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슬라이드 번호 개체 틀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제목-슬라이드" style:page-layout-name="pageLayout1" draw:style-name="a67">
      <draw:frame draw:id="id11" presentation:style-name="a71" draw:name="제목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마스터 제목 스타일 편집</text:span><text:span text:style-name="a69" text:class-names=""/></text:p>
        </draw:text-box>
        <svg:title/>
        <svg:desc/>
      </draw:frame>
      <draw:frame draw:id="id12" presentation:style-name="a75" draw:name="부제목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클릭하여 마스터 부제목 스타일 편집</text:span><text:span text:style-name="a73" text:class-names=""/></text:p>
        </draw:text-box>
        <svg:title/>
        <svg:desc/>
      </draw:frame>
      <draw:frame draw:id="id13" presentation:style-name="a80" draw:name="날짜 개체 틀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바닥글 개체 틀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슬라이드 번호 개체 틀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머리글 개체 틀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날짜 개체 틀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슬라이드 이미지 개체 틀 3">
          <svg:title/>
          <svg:desc/>
        </draw:page-thumbnail>
        <draw:frame draw:id="id8" presentation:style-name="a112" draw:name="슬라이드 노트 개체 틀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마스터 텍스트 스타일을 편집하려면 클릭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두 번째 수준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다섯 번째 수준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바닥글 개체 틀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슬라이드 번호 개체 틀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제목-및-내용" style:page-layout-name="pageLayout1" draw:style-name="a121">
      <draw:frame draw:id="id16" presentation:style-name="a125" draw:name="제목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마스터 제목 스타일 편집</text:span><text:span text:style-name="a123" text:class-names=""/></text:p>
        </draw:text-box>
        <svg:title/>
        <svg:desc/>
      </draw:frame>
      <draw:frame draw:id="id17" presentation:style-name="a142" draw:name="내용 개체 틀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마스터 텍스트 스타일을 편집하려면 클릭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두 번째 수준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다섯 번째 수준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날짜 개체 틀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바닥글 개체 틀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슬라이드 번호 개체 틀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머리글 개체 틀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날짜 개체 틀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슬라이드 이미지 개체 틀 3">
          <svg:title/>
          <svg:desc/>
        </draw:page-thumbnail>
        <draw:frame draw:id="id8" presentation:style-name="a179" draw:name="슬라이드 노트 개체 틀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마스터 텍스트 스타일을 편집하려면 클릭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두 번째 수준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다섯 번째 수준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바닥글 개체 틀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슬라이드 번호 개체 틀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구역-머리글" style:page-layout-name="pageLayout1" draw:style-name="a188">
      <draw:frame draw:id="id21" presentation:style-name="a192" draw:name="제목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마스터 제목 스타일 편집</text:span><text:span text:style-name="a190" text:class-names=""/></text:p>
        </draw:text-box>
        <svg:title/>
        <svg:desc/>
      </draw:frame>
      <draw:frame draw:id="id22" presentation:style-name="a196" draw:name="텍스트 개체 틀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마스터 텍스트 스타일을 편집하려면 클릭</text:span></text:p>
            </text:list-item>
          </text:list>
        </draw:text-box>
        <svg:title/>
        <svg:desc/>
      </draw:frame>
      <draw:frame draw:id="id23" presentation:style-name="a201" draw:name="날짜 개체 틀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바닥글 개체 틀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슬라이드 번호 개체 틀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머리글 개체 틀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날짜 개체 틀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슬라이드 이미지 개체 틀 3">
          <svg:title/>
          <svg:desc/>
        </draw:page-thumbnail>
        <draw:frame draw:id="id8" presentation:style-name="a233" draw:name="슬라이드 노트 개체 틀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마스터 텍스트 스타일을 편집하려면 클릭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두 번째 수준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다섯 번째 수준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바닥글 개체 틀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슬라이드 번호 개체 틀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콘텐츠-2개" style:page-layout-name="pageLayout1" draw:style-name="a242">
      <draw:frame draw:id="id26" presentation:style-name="a246" draw:name="제목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마스터 제목 스타일 편집</text:span><text:span text:style-name="a244" text:class-names=""/></text:p>
        </draw:text-box>
        <svg:title/>
        <svg:desc/>
      </draw:frame>
      <draw:frame draw:id="id27" presentation:style-name="a263" draw:name="내용 개체 틀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마스터 텍스트 스타일을 편집하려면 클릭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두 번째 수준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다섯 번째 수준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내용 개체 틀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마스터 텍스트 스타일을 편집하려면 클릭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두 번째 수준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다섯 번째 수준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날짜 개체 틀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바닥글 개체 틀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슬라이드 번호 개체 틀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머리글 개체 틀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날짜 개체 틀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슬라이드 이미지 개체 틀 3">
          <svg:title/>
          <svg:desc/>
        </draw:page-thumbnail>
        <draw:frame draw:id="id8" presentation:style-name="a317" draw:name="슬라이드 노트 개체 틀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마스터 텍스트 스타일을 편집하려면 클릭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두 번째 수준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다섯 번째 수준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바닥글 개체 틀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슬라이드 번호 개체 틀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비교" style:page-layout-name="pageLayout1" draw:style-name="a326">
      <draw:frame draw:id="id32" presentation:style-name="a330" draw:name="제목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마스터 제목 스타일 편집</text:span><text:span text:style-name="a328" text:class-names=""/></text:p>
        </draw:text-box>
        <svg:title/>
        <svg:desc/>
      </draw:frame>
      <draw:frame draw:id="id33" presentation:style-name="a334" draw:name="텍스트 개체 틀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마스터 텍스트 스타일을 편집하려면 클릭</text:span></text:p>
            </text:list-item>
          </text:list>
        </draw:text-box>
        <svg:title/>
        <svg:desc/>
      </draw:frame>
      <draw:frame draw:id="id34" presentation:style-name="a351" draw:name="내용 개체 틀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마스터 텍스트 스타일을 편집하려면 클릭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두 번째 수준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다섯 번째 수준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텍스트 개체 틀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마스터 텍스트 스타일을 편집하려면 클릭</text:span></text:p>
            </text:list-item>
          </text:list>
        </draw:text-box>
        <svg:title/>
        <svg:desc/>
      </draw:frame>
      <draw:frame draw:id="id36" presentation:style-name="a372" draw:name="내용 개체 틀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마스터 텍스트 스타일을 편집하려면 클릭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두 번째 수준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다섯 번째 수준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날짜 개체 틀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바닥글 개체 틀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슬라이드 번호 개체 틀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머리글 개체 틀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날짜 개체 틀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슬라이드 이미지 개체 틀 3">
          <svg:title/>
          <svg:desc/>
        </draw:page-thumbnail>
        <draw:frame draw:id="id8" presentation:style-name="a409" draw:name="슬라이드 노트 개체 틀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마스터 텍스트 스타일을 편집하려면 클릭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두 번째 수준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다섯 번째 수준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바닥글 개체 틀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슬라이드 번호 개체 틀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제목만" style:page-layout-name="pageLayout1" draw:style-name="a418">
      <draw:frame draw:id="id40" presentation:style-name="a422" draw:name="제목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마스터 제목 스타일 편집</text:span><text:span text:style-name="a420" text:class-names=""/></text:p>
        </draw:text-box>
        <svg:title/>
        <svg:desc/>
      </draw:frame>
      <draw:frame draw:id="id41" presentation:style-name="a427" draw:name="날짜 개체 틀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바닥글 개체 틀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슬라이드 번호 개체 틀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머리글 개체 틀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날짜 개체 틀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슬라이드 이미지 개체 틀 3">
          <svg:title/>
          <svg:desc/>
        </draw:page-thumbnail>
        <draw:frame draw:id="id8" presentation:style-name="a459" draw:name="슬라이드 노트 개체 틀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마스터 텍스트 스타일을 편집하려면 클릭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두 번째 수준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다섯 번째 수준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바닥글 개체 틀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슬라이드 번호 개체 틀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빈-화면" style:page-layout-name="pageLayout1" draw:style-name="a468">
      <draw:frame draw:id="id44" presentation:style-name="a473" draw:name="날짜 개체 틀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바닥글 개체 틀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슬라이드 번호 개체 틀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머리글 개체 틀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날짜 개체 틀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슬라이드 이미지 개체 틀 3">
          <svg:title/>
          <svg:desc/>
        </draw:page-thumbnail>
        <draw:frame draw:id="id8" presentation:style-name="a505" draw:name="슬라이드 노트 개체 틀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마스터 텍스트 스타일을 편집하려면 클릭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두 번째 수준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다섯 번째 수준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바닥글 개체 틀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슬라이드 번호 개체 틀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캡션-있는-콘텐츠" style:page-layout-name="pageLayout1" draw:style-name="a514">
      <draw:frame draw:id="id47" presentation:style-name="a518" draw:name="제목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마스터 제목 스타일 편집</text:span><text:span text:style-name="a516" text:class-names=""/></text:p>
        </draw:text-box>
        <svg:title/>
        <svg:desc/>
      </draw:frame>
      <draw:frame draw:id="id48" presentation:style-name="a535" draw:name="내용 개체 틀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마스터 텍스트 스타일을 편집하려면 클릭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두 번째 수준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다섯 번째 수준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텍스트 개체 틀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마스터 텍스트 스타일을 편집하려면 클릭</text:span></text:p>
            </text:list-item>
          </text:list>
        </draw:text-box>
        <svg:title/>
        <svg:desc/>
      </draw:frame>
      <draw:frame draw:id="id50" presentation:style-name="a544" draw:name="날짜 개체 틀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바닥글 개체 틀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슬라이드 번호 개체 틀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머리글 개체 틀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날짜 개체 틀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슬라이드 이미지 개체 틀 3">
          <svg:title/>
          <svg:desc/>
        </draw:page-thumbnail>
        <draw:frame draw:id="id8" presentation:style-name="a576" draw:name="슬라이드 노트 개체 틀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마스터 텍스트 스타일을 편집하려면 클릭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두 번째 수준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다섯 번째 수준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바닥글 개체 틀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슬라이드 번호 개체 틀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캡션-있는-그림" style:page-layout-name="pageLayout1" draw:style-name="a585">
      <draw:frame draw:id="id53" presentation:style-name="a589" draw:name="제목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마스터 제목 스타일 편집</text:span><text:span text:style-name="a587" text:class-names=""/></text:p>
        </draw:text-box>
        <svg:title/>
        <svg:desc/>
      </draw:frame>
      <draw:frame draw:id="id54" presentation:style-name="a592" draw:name="그림 개체 틀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텍스트 개체 틀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마스터 텍스트 스타일을 편집하려면 클릭</text:span></text:p>
            </text:list-item>
          </text:list>
        </draw:text-box>
        <svg:title/>
        <svg:desc/>
      </draw:frame>
      <draw:frame draw:id="id56" presentation:style-name="a601" draw:name="날짜 개체 틀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바닥글 개체 틀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슬라이드 번호 개체 틀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머리글 개체 틀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날짜 개체 틀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슬라이드 이미지 개체 틀 3">
          <svg:title/>
          <svg:desc/>
        </draw:page-thumbnail>
        <draw:frame draw:id="id8" presentation:style-name="a633" draw:name="슬라이드 노트 개체 틀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마스터 텍스트 스타일을 편집하려면 클릭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두 번째 수준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다섯 번째 수준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바닥글 개체 틀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슬라이드 번호 개체 틀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제목-및-세로-텍스트" style:page-layout-name="pageLayout1" draw:style-name="a642">
      <draw:frame draw:id="id59" presentation:style-name="a646" draw:name="제목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마스터 제목 스타일 편집</text:span><text:span text:style-name="a644" text:class-names=""/></text:p>
        </draw:text-box>
        <svg:title/>
        <svg:desc/>
      </draw:frame>
      <draw:frame draw:id="id60" presentation:style-name="a663" draw:name="세로 텍스트 개체 틀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마스터 텍스트 스타일을 편집하려면 클릭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두 번째 수준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다섯 번째 수준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날짜 개체 틀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바닥글 개체 틀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슬라이드 번호 개체 틀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머리글 개체 틀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날짜 개체 틀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슬라이드 이미지 개체 틀 3">
          <svg:title/>
          <svg:desc/>
        </draw:page-thumbnail>
        <draw:frame draw:id="id8" presentation:style-name="a700" draw:name="슬라이드 노트 개체 틀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마스터 텍스트 스타일을 편집하려면 클릭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두 번째 수준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다섯 번째 수준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바닥글 개체 틀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슬라이드 번호 개체 틀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세로-제목-및-텍스트" style:page-layout-name="pageLayout1" draw:style-name="a709">
      <draw:frame draw:id="id64" presentation:style-name="a713" draw:name="세로 제목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마스터 제목 스타일 편집</text:span><text:span text:style-name="a711" text:class-names=""/></text:p>
        </draw:text-box>
        <svg:title/>
        <svg:desc/>
      </draw:frame>
      <draw:frame draw:id="id65" presentation:style-name="a730" draw:name="세로 텍스트 개체 틀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마스터 텍스트 스타일을 편집하려면 클릭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두 번째 수준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세 번째 수준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네 번째 수준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다섯 번째 수준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날짜 개체 틀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바닥글 개체 틀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슬라이드 번호 개체 틀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머리글 개체 틀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날짜 개체 틀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슬라이드 이미지 개체 틀 3">
          <svg:title/>
          <svg:desc/>
        </draw:page-thumbnail>
        <draw:frame draw:id="id8" presentation:style-name="a767" draw:name="슬라이드 노트 개체 틀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마스터 텍스트 스타일을 편집하려면 클릭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두 번째 수준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세 번째 수준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네 번째 수준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다섯 번째 수준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바닥글 개체 틀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슬라이드 번호 개체 틀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최승재</meta:initial-creator>
    <dc:creator>최승재</dc:creator>
    <meta:creation-date>2025-04-04T05:46:42Z</meta:creation-date>
    <dc:date>2025-04-04T08:20:53Z</dc:date>
    <meta:editing-cycles>2</meta:editing-cycles>
    <meta:editing-duration>PT9250S</meta:editing-duration>
    <meta:document-statistic meta:paragraph-count="29" meta:word-count="65"/>
  </office:meta>
</office:document-meta>
</file>